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2b2b2" draw:textarea-horizontal-align="justify" draw:textarea-vertical-align="middle" draw:auto-grow-height="false" fo:min-height="4.75cm" fo:min-width="12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5.65cm" fo:min-width="1.5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5.65cm" fo:min-width="5.5cm"/>
    </style:style>
    <style:style style:name="gr4" style:family="graphic" style:parent-style-name="standard">
      <style:graphic-properties draw:stroke="solid" svg:stroke-width="0.106cm" svg:stroke-color="#0084d1" draw:marker-start-width="0.359cm" draw:marker-end-width="0.359cm" svg:stroke-opacity="50%" draw:fill="solid" draw:fill-color="#ffffff" draw:textarea-horizontal-align="justify" draw:textarea-vertical-align="middle" draw:auto-grow-height="false" fo:min-height="3.644cm" fo:min-width="3.394cm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106cm" svg:stroke-color="#0084d1" draw:marker-start-width="0.359cm" draw:marker-end-width="0.359cm" svg:stroke-opacity="50%" draw:fill-color="#ffffff" draw:textarea-horizontal-align="justify" draw:textarea-vertical-align="middle" draw:auto-grow-height="false" fo:min-height="3.644cm" fo:min-width="3.394cm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106cm" svg:stroke-color="#0084d1" draw:marker-start-width="0.359cm" draw:marker-end-width="0.359cm" draw:fill="solid" draw:fill-color="#ffffff" draw:textarea-horizontal-align="justify" draw:textarea-vertical-align="middle" draw:auto-grow-height="false" fo:min-height="3.644cm" fo:min-width="3.394cm" fo:padding-top="0.178cm" fo:padding-bottom="0.178cm" fo:padding-left="0.303cm" fo:padding-right="0.303cm"/>
    </style:style>
    <style:style style:name="gr7" style:family="graphic" style:parent-style-name="standard">
      <style:graphic-properties draw:stroke="solid" svg:stroke-width="0.106cm" svg:stroke-color="#0084d1" draw:marker-start-width="0.359cm" draw:marker-end-width="0.359cm" draw:fill-color="#0084d1" draw:textarea-horizontal-align="justify" draw:textarea-vertical-align="middle" draw:auto-grow-height="false" fo:min-height="3.644cm" fo:min-width="3.394cm" fo:padding-top="0.178cm" fo:padding-bottom="0.178cm" fo:padding-left="0.303cm" fo:padding-right="0.303cm"/>
    </style:style>
    <style:style style:name="gr8" style:family="graphic" style:parent-style-name="standard">
      <style:graphic-properties draw:stroke="solid" svg:stroke-width="0.106cm" svg:stroke-color="#0084d1" draw:marker-start-width="0.359cm" draw:marker-end-width="0.359cm" svg:stroke-opacity="40%" draw:fill-color="#ffffff" draw:textarea-horizontal-align="justify" draw:textarea-vertical-align="middle" draw:auto-grow-height="false" fo:min-height="2.644cm" fo:min-width="2.394cm" fo:padding-top="0.178cm" fo:padding-bottom="0.178cm" fo:padding-left="0.303cm" fo:padding-right="0.303cm"/>
    </style:style>
    <style:style style:name="gr9" style:family="graphic" style:parent-style-name="standard">
      <style:graphic-properties draw:stroke="solid" svg:stroke-width="0.106cm" svg:stroke-color="#0084d1" draw:marker-start-width="0.359cm" draw:marker-end-width="0.359cm" svg:stroke-opacity="50%" draw:fill-color="#ffffff" draw:textarea-horizontal-align="justify" draw:textarea-vertical-align="middle" draw:auto-grow-height="false" fo:min-height="2.644cm" fo:min-width="2.394cm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width="0.106cm" svg:stroke-color="#0084d1" draw:marker-start-width="0.359cm" draw:marker-end-width="0.359cm" draw:fill-color="#ffffff" draw:textarea-horizontal-align="justify" draw:textarea-vertical-align="middle" draw:auto-grow-height="false" fo:min-height="2.644cm" fo:min-width="2.394cm" fo:padding-top="0.178cm" fo:padding-bottom="0.178cm" fo:padding-left="0.303cm" fo:padding-right="0.303cm"/>
    </style:style>
    <style:style style:name="gr11" style:family="graphic" style:parent-style-name="standard">
      <style:graphic-properties draw:stroke="solid" svg:stroke-width="0.106cm" svg:stroke-color="#0084d1" draw:marker-start-width="0.359cm" draw:marker-end-width="0.359cm" draw:fill-color="#0084d1" draw:textarea-horizontal-align="justify" draw:textarea-vertical-align="middle" draw:auto-grow-height="false" fo:min-height="2.644cm" fo:min-width="2.394cm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fo:min-height="0.74cm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gr14" style:family="graphic" style:parent-style-name="standard">
      <style:graphic-properties draw:stroke="solid" svg:stroke-width="0.106cm" svg:stroke-color="#0084d1" draw:marker-start-width="0.359cm" draw:marker-end-width="0.359cm" svg:stroke-opacity="50%" draw:fill="solid" draw:fill-color="#ffffff" draw:textarea-horizontal-align="justify" draw:textarea-vertical-align="middle" draw:auto-grow-height="false" fo:min-height="1.644cm" fo:min-width="1.394cm" fo:padding-top="0.178cm" fo:padding-bottom="0.178cm" fo:padding-left="0.303cm" fo:padding-right="0.303cm"/>
    </style:style>
    <style:style style:name="gr15" style:family="graphic" style:parent-style-name="standard">
      <style:graphic-properties draw:stroke="solid" svg:stroke-width="0.106cm" svg:stroke-color="#0084d1" draw:marker-start-width="0.359cm" draw:marker-end-width="0.359cm" draw:fill="solid" draw:fill-color="#ffffff" draw:textarea-horizontal-align="justify" draw:textarea-vertical-align="middle" draw:auto-grow-height="false" fo:min-height="1.644cm" fo:min-width="1.394cm" fo:padding-top="0.178cm" fo:padding-bottom="0.178cm" fo:padding-left="0.303cm" fo:padding-right="0.303cm"/>
    </style:style>
    <style:style style:name="gr16" style:family="graphic" style:parent-style-name="standard">
      <style:graphic-properties draw:stroke="solid" svg:stroke-width="0.106cm" svg:stroke-color="#0084d1" draw:marker-start-width="0.359cm" draw:marker-end-width="0.359cm" draw:fill-color="#0084d1" draw:textarea-horizontal-align="justify" draw:textarea-vertical-align="middle" draw:auto-grow-height="false" fo:min-height="1.644cm" fo:min-width="1.394cm" fo:padding-top="0.178cm" fo:padding-bottom="0.178cm" fo:padding-left="0.303cm" fo:padding-right="0.303cm"/>
    </style:style>
    <style:style style:name="gr17" style:family="graphic" style:parent-style-name="standard">
      <style:graphic-properties draw:stroke="solid" svg:stroke-width="0.106cm" svg:stroke-color="#0084d1" draw:marker-start-width="0.359cm" draw:marker-end-width="0.359cm" draw:fill="none" draw:fill-color="#0084d1" draw:textarea-horizontal-align="justify" draw:textarea-vertical-align="middle" draw:auto-grow-height="false" fo:min-height="7.75cm" fo:min-width="0.5cm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fo:min-height="0.65cm"/>
    </style:style>
    <style:style style:name="gr19" style:family="graphic" style:parent-style-name="standard">
      <style:graphic-properties draw:stroke="none" svg:stroke-color="#000000" draw:fill="none" draw:fill-color="#ffffff" fo:min-height="0.72cm"/>
    </style:style>
    <style:style style:name="gr20" style:family="graphic" style:parent-style-name="standard">
      <style:graphic-properties draw:stroke="none" draw:fill-color="#0084d1" draw:textarea-horizontal-align="justify" draw:textarea-vertical-align="middle" draw:auto-grow-height="false" fo:min-height="0.75cm" fo:min-width="2.125cm"/>
    </style:style>
    <style:style style:name="gr21" style:family="graphic" style:parent-style-name="standard">
      <style:graphic-properties draw:stroke="none" draw:fill-color="#0084d1" draw:textarea-horizontal-align="justify" draw:textarea-vertical-align="middle" draw:auto-grow-height="false" fo:min-height="0.316cm" fo:min-width="0.066cm"/>
    </style:style>
    <style:style style:name="gr22" style:family="graphic" style:parent-style-name="standard">
      <style:graphic-properties draw:stroke="none" draw:fill-color="#0084d1" draw:opacity="50%" draw:textarea-horizontal-align="justify" draw:textarea-vertical-align="middle" draw:auto-grow-height="false" fo:min-height="0.316cm" fo:min-width="0.066cm"/>
    </style:style>
    <style:style style:name="gr23" style:family="graphic" style:parent-style-name="standard">
      <style:graphic-properties draw:stroke="none" svg:stroke-color="#000000" draw:fill="none" draw:fill-color="#ffffff" fo:min-height="0.735cm"/>
    </style:style>
    <style:style style:name="gr24" style:family="graphic" style:parent-style-name="standard">
      <style:graphic-properties draw:stroke="none" svg:stroke-color="#000000" draw:fill="none" draw:fill-color="#ffffff" fo:min-height="1.423cm"/>
    </style:style>
    <style:style style:name="gr25" style:family="graphic" style:parent-style-name="standard">
      <style:graphic-properties draw:stroke="solid" svg:stroke-width="0.106cm" svg:stroke-color="#0084d1" draw:marker-start-width="0.359cm" draw:marker-end-width="0.359cm" draw:fill="none" draw:fill-color="#0084d1" draw:textarea-horizontal-align="justify" draw:textarea-vertical-align="middle" draw:auto-grow-height="false" fo:min-height="3.744cm" fo:min-width="0.394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  <style:text-properties fo:color="#ffffff" fo:font-size="44pt" style:font-size-asian="44pt" style:font-size-complex="44pt"/>
    </style:style>
    <style:style style:name="P3" style:family="paragraph">
      <loext:graphic-properties draw:fill-color="#ffffff"/>
      <style:paragraph-properties fo:text-align="center"/>
      <style:text-properties fo:color="#ffffff" fo:font-size="44pt" style:font-size-asian="44pt" style:font-size-complex="44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color="#ffffff" fo:font-weight="bold" style:font-weight-asian="bold" style:font-weight-complex="bold"/>
    </style:style>
    <style:style style:name="P6" style:family="paragraph">
      <loext:graphic-properties draw:fill-color="#0084d1"/>
      <style:paragraph-properties fo:text-align="center"/>
      <style:text-properties fo:color="#ffffff" fo:font-weight="bold" style:font-weight-asian="bold" style:font-weight-complex="bold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  <style:text-properties fo:color="#ffffff" fo:font-weight="bold" style:font-weight-asian="bold" style:font-weight-complex="bold"/>
    </style:style>
    <style:style style:name="P9" style:family="paragraph">
      <style:paragraph-properties fo:text-align="center"/>
      <style:text-properties fo:font-weight="normal" style:font-weight-asian="normal" style:font-weight-complex="normal"/>
    </style:style>
    <style:style style:name="P10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11" style:family="paragraph">
      <style:paragraph-properties fo:text-align="center"/>
      <style:text-properties style:text-underline-style="none"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fo:text-align="center"/>
      <style:text-properties style:text-underline-style="none" fo:font-weight="bold" style:font-weight-asian="bold" style:font-weight-complex="bold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="none" draw:fill-color="#0084d1"/>
      <style:paragraph-properties fo:text-align="center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7" style:family="paragraph">
      <style:paragraph-properties fo:text-align="center"/>
      <style:text-properties fo:font-weight="normal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weight="normal" style:font-weight-asian="bold" style:font-weight-complex="bold"/>
    </style:style>
    <style:style style:name="P19" style:family="paragraph">
      <loext:graphic-properties draw:fill-color="#0084d1"/>
      <style:paragraph-properties fo:text-align="center"/>
    </style:style>
    <style:style style:name="P20" style:family="paragraph">
      <loext:graphic-properties draw:fill-color="#0084d1" draw:opacity="50%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color="#c5000b" style:text-underline-style="none" fo:font-weight="bold" style:font-weight-asian="bold" style:font-weight-complex="bold"/>
    </style:style>
    <style:style style:name="T1" style:family="text">
      <style:text-properties fo:color="#ffffff" fo:font-size="44pt" style:font-size-asian="44pt" style:font-size-complex="44pt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3cm" svg:height="5cm" svg:x="-0.9cm" svg:y="4cm">
            <text:p text:style-name="P1"><text:span text:style-name="T1">Imag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cm" svg:height="5.9cm" svg:x="-0.9cm" svg:y="3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6cm" svg:height="5.9cm" svg:x="6.1cm" svg:y="3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4cm" svg:height="4cm" svg:x="12.16cm" svg:y="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4cm" svg:height="4cm" svg:x="11.83cm" svg:y="3cm">
            <text:p text:style-name="P8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cm" svg:height="4cm" svg:x="11.5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4cm" svg:height="4cm" svg:x="11.17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4cm" svg:height="4cm" svg:x="10.8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4cm" svg:height="4cm" svg:x="10.5cm" svg:y="5cm">
            <text:p text:style-name="P1"><text:span text:style-name="T2">24x2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" draw:text-style-name="P7" draw:layer="layout" svg:width="3cm" svg:height="3cm" svg:x="22.83cm" svg:y="2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3cm" svg:height="3cm" svg:x="22.5cm" svg:y="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cm" svg:height="3cm" svg:x="22.16cm" svg:y="3.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cm" svg:height="3cm" svg:x="21.83cm" svg:y="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3cm" svg:height="3cm" svg:x="21.5cm" svg:y="4.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3cm" svg:height="3cm" svg:x="21.16cm" svg:y="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3cm" svg:height="3cm" svg:x="20.83cm" svg:y="5.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3cm" svg:height="3cm" svg:x="20.5cm" svg:y="6cm">
            <text:p text:style-name="P8"><text:span text:style-name="T2">16x16</text:span></text:p>
            <draw:enhanced-geometry svg:viewBox="0 0 21600 21600" draw:type="rectangle" draw:enhanced-path="M 0 0 L 21600 0 21600 21600 0 21600 0 0 Z N"/>
          </draw:custom-shape>
        </draw:g>
        <draw:frame draw:style-name="gr12" draw:text-style-name="P10" draw:layer="layout" svg:width="5cm" svg:height="0.99cm" svg:x="10.5cm" svg:y="10cm">
          <draw:text-box>
            <text:p text:style-name="P9"><text:span text:style-name="T3">24x24x</text:span><text:span text:style-name="T4">48</text:span></text:p>
          </draw:text-box>
        </draw:frame>
        <draw:frame draw:style-name="gr13" draw:text-style-name="P12" draw:layer="layout" svg:width="5cm" svg:height="1cm" svg:x="1cm" svg:y="10cm">
          <draw:text-box>
            <text:p text:style-name="P11"><text:span text:style-name="T4">32x32x1</text:span></text:p>
          </draw:text-box>
        </draw:frame>
        <draw:g>
          <draw:custom-shape draw:style-name="gr14" draw:text-style-name="P4" draw:layer="layout" svg:width="2cm" svg:height="2cm" svg:x="33.75cm" svg:y="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2cm" svg:height="2cm" svg:x="33.5cm" svg:y="1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2cm" svg:height="2cm" svg:x="33.25cm" svg:y="1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2cm" svg:height="2cm" svg:x="33cm" svg:y="2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2cm" svg:height="2cm" svg:x="32.75cm" svg:y="2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2cm" svg:height="2cm" svg:x="32.5cm" svg:y="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2cm" svg:height="2cm" svg:x="32.25cm" svg:y="3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2cm" svg:height="2cm" svg:x="32cm" svg:y="3.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2cm" svg:height="2cm" svg:x="31.75cm" svg:y="4.2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2cm" svg:height="2cm" svg:x="31.5cm" svg:y="4.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2cm" svg:height="2cm" svg:x="31.25cm" svg:y="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2cm" svg:height="2cm" svg:x="31cm" svg:y="5.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2cm" svg:height="2cm" svg:x="30.75cm" svg:y="5.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2cm" svg:height="2cm" svg:x="30.5cm" svg:y="6.2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2cm" svg:height="2cm" svg:x="32cm" svg:y="3.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2cm" svg:height="2cm" svg:x="31.75cm" svg:y="4.2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2cm" svg:height="2cm" svg:x="31.5cm" svg:y="4.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2cm" svg:height="2cm" svg:x="31.25cm" svg:y="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2cm" svg:height="2cm" svg:x="31cm" svg:y="5.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2cm" svg:height="2cm" svg:x="30.75cm" svg:y="5.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2cm" svg:height="2cm" svg:x="30.5cm" svg:y="6.2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2cm" svg:height="2cm" svg:x="30.25cm" svg:y="6.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6" draw:layer="layout" svg:width="2cm" svg:height="2cm" svg:x="30cm" svg:y="7cm">
            <text:p text:style-name="P13"><text:span text:style-name="T2">8x8</text:span></text:p>
            <draw:enhanced-geometry svg:viewBox="0 0 21600 21600" draw:type="rectangle" draw:enhanced-path="M 0 0 L 21600 0 21600 21600 0 21600 0 0 Z N"/>
          </draw:custom-shape>
        </draw:g>
        <draw:custom-shape draw:style-name="gr17" draw:text-style-name="P14" draw:layer="layout" svg:width="1cm" svg:height="8cm" svg:x="40cm" svg:y="1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5cm" svg:height="0.962cm" svg:x="1cm" svg:y="9.1cm">
          <draw:text-box>
            <text:p text:style-name="P13"><text:span text:style-name="T5">Input</text:span></text:p>
          </draw:text-box>
        </draw:frame>
        <draw:frame draw:style-name="gr19" draw:text-style-name="P16" draw:layer="layout" svg:width="4cm" svg:height="0.97cm" svg:x="6cm" svg:y="9cm">
          <draw:text-box>
            <text:p text:style-name="P13"><text:span text:style-name="T5">Conv: 9x9</text:span></text:p>
          </draw:text-box>
        </draw:frame>
        <draw:frame draw:style-name="gr19" draw:text-style-name="P18" draw:layer="layout" svg:width="4cm" svg:height="0.97cm" svg:x="6cm" svg:y="10cm">
          <draw:text-box>
            <text:p text:style-name="P17"><text:span text:style-name="T6">24x24x96</text:span></text:p>
          </draw:text-box>
        </draw:frame>
        <draw:frame draw:style-name="gr19" draw:text-style-name="P16" draw:layer="layout" svg:width="5cm" svg:height="0.97cm" svg:x="10.5cm" svg:y="9cm">
          <draw:text-box>
            <text:p text:style-name="P13"><text:span text:style-name="T5">MaxGroup: 2</text:span></text:p>
          </draw:text-box>
        </draw:frame>
        <draw:custom-shape draw:style-name="gr20" draw:text-style-name="P19" draw:layer="layout" svg:width="3cm" svg:height="2cm" svg:x="6.5cm" svg:y="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9" draw:layer="layout" svg:width="3cm" svg:height="2cm" svg:x="16.5cm" svg:y="5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6" draw:layer="layout" svg:width="4cm" svg:height="0.97cm" svg:x="16cm" svg:y="9.03cm">
          <draw:text-box>
            <text:p text:style-name="P13"><text:span text:style-name="T5">Conv: 9x9</text:span></text:p>
          </draw:text-box>
        </draw:frame>
        <draw:frame draw:style-name="gr19" draw:text-style-name="P18" draw:layer="layout" svg:width="4cm" svg:height="0.97cm" svg:x="16cm" svg:y="10.03cm">
          <draw:text-box>
            <text:p text:style-name="P17"><text:span text:style-name="T6">16x16x128</text:span></text:p>
          </draw:text-box>
        </draw:frame>
        <draw:frame draw:style-name="gr12" draw:text-style-name="P10" draw:layer="layout" svg:width="5cm" svg:height="0.99cm" svg:x="20cm" svg:y="10cm">
          <draw:text-box>
            <text:p text:style-name="P9"><text:span text:style-name="T3">16x16x</text:span><text:span text:style-name="T4">64</text:span></text:p>
          </draw:text-box>
        </draw:frame>
        <draw:frame draw:style-name="gr19" draw:text-style-name="P16" draw:layer="layout" svg:width="5cm" svg:height="0.97cm" svg:x="20cm" svg:y="9cm">
          <draw:text-box>
            <text:p text:style-name="P13"><text:span text:style-name="T5">MaxGroup: 2</text:span></text:p>
          </draw:text-box>
        </draw:frame>
        <draw:custom-shape draw:style-name="gr20" draw:text-style-name="P19" draw:layer="layout" svg:width="3cm" svg:height="2cm" svg:x="26cm" svg:y="5.5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6" draw:layer="layout" svg:width="4cm" svg:height="0.97cm" svg:x="25.4cm" svg:y="9cm">
          <draw:text-box>
            <text:p text:style-name="P13"><text:span text:style-name="T5">Conv: 9x9</text:span></text:p>
          </draw:text-box>
        </draw:frame>
        <draw:frame draw:style-name="gr19" draw:text-style-name="P18" draw:layer="layout" svg:width="4cm" svg:height="0.97cm" svg:x="25.4cm" svg:y="10cm">
          <draw:text-box>
            <text:p text:style-name="P17"><text:span text:style-name="T6">8x8x256</text:span></text:p>
          </draw:text-box>
        </draw:frame>
        <draw:frame draw:style-name="gr12" draw:text-style-name="P10" draw:layer="layout" svg:width="5cm" svg:height="0.99cm" svg:x="29.3cm" svg:y="10.01cm">
          <draw:text-box>
            <text:p text:style-name="P9"><text:span text:style-name="T3">8x8x128</text:span></text:p>
          </draw:text-box>
        </draw:frame>
        <draw:frame draw:style-name="gr19" draw:text-style-name="P16" draw:layer="layout" svg:width="5cm" svg:height="0.97cm" svg:x="29.3cm" svg:y="9.01cm">
          <draw:text-box>
            <text:p text:style-name="P13"><text:span text:style-name="T5">MaxGroup: 2</text:span></text:p>
          </draw:text-box>
        </draw:frame>
        <draw:custom-shape draw:style-name="gr20" draw:text-style-name="P19" draw:layer="layout" svg:width="3cm" svg:height="2cm" svg:x="35cm" svg:y="5.5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6" draw:layer="layout" svg:width="4cm" svg:height="0.97cm" svg:x="34.4cm" svg:y="9.03cm">
          <draw:text-box>
            <text:p text:style-name="P13"><text:span text:style-name="T5">Conv: 8x8</text:span></text:p>
          </draw:text-box>
        </draw:frame>
        <draw:frame draw:style-name="gr19" draw:text-style-name="P18" draw:layer="layout" svg:width="4cm" svg:height="0.97cm" svg:x="34.4cm" svg:y="10.03cm">
          <draw:text-box>
            <text:p text:style-name="P17"><text:span text:style-name="T6">1x1x512</text:span></text:p>
          </draw:text-box>
        </draw:frame>
        <draw:custom-shape draw:style-name="gr21" draw:text-style-name="P19" draw:layer="layout" svg:width="0.8cm" svg:height="0.8cm" svg:x="40.1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draw:layer="layout" svg:width="0.8cm" svg:height="0.8cm" svg:x="40.10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0.8cm" svg:height="0.8cm" svg:x="40.10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0.8cm" svg:height="0.8cm" svg:x="40.102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0.8cm" svg:height="0.8cm" svg:x="40.101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0.8cm" svg:height="0.8cm" svg:x="40.102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0.8cm" svg:height="0.8cm" svg:x="40.102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0.8cm" svg:height="0.8cm" svg:x="40.103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0" draw:layer="layout" svg:width="4.5cm" svg:height="0.985cm" svg:x="38.5cm" svg:y="10.005cm">
          <draw:text-box>
            <text:p text:style-name="P9"><text:span text:style-name="T3">1x1x128</text:span></text:p>
          </draw:text-box>
        </draw:frame>
        <draw:frame draw:style-name="gr24" draw:text-style-name="P21" draw:layer="layout" svg:width="4.5cm" svg:height="1.673cm" svg:x="38.5cm" svg:y="9.01cm">
          <draw:text-box>
            <text:p text:style-name="P13"><text:span text:style-name="T5">MaxGroup: 4</text:span></text:p>
          </draw:text-box>
        </draw:frame>
        <draw:custom-shape draw:style-name="gr20" draw:text-style-name="P19" draw:layer="layout" svg:width="3cm" svg:height="2cm" svg:x="43.6cm" svg:y="5.5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6" draw:layer="layout" svg:width="4cm" svg:height="0.97cm" svg:x="43cm" svg:y="9.03cm">
          <draw:text-box>
            <text:p text:style-name="P13"><text:span text:style-name="T5">Conv: 1x1</text:span></text:p>
          </draw:text-box>
        </draw:frame>
        <draw:frame draw:style-name="gr19" draw:text-style-name="P18" draw:layer="layout" svg:width="4cm" svg:height="0.97cm" svg:x="43cm" svg:y="10.03cm">
          <draw:text-box>
            <text:p text:style-name="P17"><text:span text:style-name="T6">1x1x144</text:span></text:p>
          </draw:text-box>
        </draw:frame>
        <draw:custom-shape draw:style-name="gr25" draw:text-style-name="P14" draw:layer="layout" svg:width="1cm" svg:height="4.1cm" svg:x="48.5cm" svg:y="4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0.8cm" svg:height="0.8cm" svg:x="48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0.8cm" svg:height="0.8cm" svg:x="48.60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0.8cm" svg:height="0.8cm" svg:x="48.60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0.8cm" svg:height="0.8cm" svg:x="48.602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0" draw:layer="layout" svg:width="4.5cm" svg:height="0.985cm" svg:x="47cm" svg:y="10.005cm">
          <draw:text-box>
            <text:p text:style-name="P9"><text:span text:style-name="T3">1x1x36</text:span></text:p>
          </draw:text-box>
        </draw:frame>
        <draw:frame draw:style-name="gr24" draw:text-style-name="P16" draw:layer="layout" svg:width="4.5cm" svg:height="1.673cm" svg:x="47cm" svg:y="9.01cm">
          <draw:text-box>
            <text:p text:style-name="P13"><text:span text:style-name="T5">MaxGroup: 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2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2T18:14:27.350281927</meta:creation-date>
    <meta:generator>LibreOffice/6.0.2.1$MacOSX_X86_64 LibreOffice_project/f7f06a8f319e4b62f9bc5095aa112a65d2f3ac89</meta:generator>
    <dc:date>2018-04-03T00:48:15.463415487</dc:date>
    <meta:editing-duration>PT3H33M6S</meta:editing-duration>
    <meta:editing-cycles>6</meta:editing-cycles>
    <meta:document-statistic meta:object-count="85"/>
  </office:meta>
</office:document-meta>
</file>